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Ubuntu, 'Helvetica Neue'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33e49" loext:opacity="100%" style:font-name="apple-system" fo:font-size="12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e49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333e49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Kubernetes </text:span></text:span><text:span text:style-name="T2">(Cloud managed and/or self-hosted)</text:span> </text:p>
      <text:p text:style-name="P1"/>
      <text:p text:style-name="P1"><text:span text:style-name="Strong_20_Emphasis"><text:span text:style-name="T1">Google Cloud</text:span></text:span> </text:p>
      <text:p text:style-name="P1"/>
      <text:p text:style-name="P1"><text:span text:style-name="Strong_20_Emphasis"><text:span text:style-name="T1">Terraform </text:span></text:span><text:span text:style-name="T2">or </text:span><text:span text:style-name="Strong_20_Emphasis"><text:span text:style-name="T1">CloudFormation</text:span></text:span><text:span text:style-name="T2">,</text:span> </text:p>
      <text:p text:style-name="P1"/>
      <text:p text:style-name="P1"><text:span text:style-name="Strong_20_Emphasis"><text:span text:style-name="T1">Ansible </text:span></text:span><text:span text:style-name="T2">or </text:span><text:span text:style-name="Strong_20_Emphasis"><text:span text:style-name="T1">Puppet</text:span></text:span> </text:p>
      <text:p text:style-name="P1"/>
      <text:p text:style-name="P1"><text:span text:style-name="Strong_20_Emphasis"><text:span text:style-name="T1">Helm</text:span></text:span><text:span text:style-name="T2">(or similar tools eg. kustomize, Kapitan</text:span> , <text:span text:style-name="T2">ArgoCD,</text:span> </text:p>
      <text:p text:style-name="P1"/>
      <text:p text:style-name="P1"><text:span text:style-name="T2">Prometheus/Grafana, Sentry or DataDog, Elasticsearch/Kibana, Elastic beats or Fluentd,</text:span> </text:p>
      <text:p text:style-name="P1"/>
      <text:p text:style-name="P1"/>
      <text:p text:style-name="P1"><text:span text:style-name="T2">CDK (Typescript, Go),</text:span> </text:p>
      <text:p text:style-name="P1"/>
      <text:p text:style-name="P1"><text:span text:style-name="T2">Bash/Python/Go),</text:span> </text:p>
      <text:p text:style-name="P1"/>
      <text:p text:style-name="P1"/>
      <text:p text:style-name="P1"><text:span text:style-name="T2">Graylog, DataDog, Prometheus, CloudWatch or other,</text:span> </text:p>
      <text:p text:style-name="P1"/>
      <text:p text:style-name="P1"><text:span text:style-name="T2">Pulumi,</text:span> 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Ubuntu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8T16:59:01.627000000</meta:creation-date>
    <dc:date>2022-09-28T17:02:50.809000000</dc:date>
    <meta:editing-duration>PT3M46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41" meta:character-count="346" meta:non-whitespace-character-count="305"/>
  </office:meta>
</office:document-meta>
</file>